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077f29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097c15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097c15" officeooo:paragraph-rsid="00097c15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paragraph-rsid="00097c15" style:font-size-asian="12pt" style:font-size-complex="12pt"/>
    </style:style>
    <style:style style:name="T1" style:family="text">
      <style:text-properties officeooo:rsid="0006e56f"/>
    </style:style>
    <style:style style:name="T2" style:family="text">
      <style:text-properties officeooo:rsid="00077f29"/>
    </style:style>
    <style:style style:name="T3" style:family="text">
      <style:text-properties officeooo:rsid="00097c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1 - F6 - 2018</text:p>
      <text:p text:style-name="P1"/>
      <text:p text:style-name="P1">How can random and Systematic errors be minimized during an experiment?</text:p>
      <text:p text:style-name="P1"/>
      <text:p text:style-name="P1">Estimate the precision to which the Young’s modulus, <text:span text:style-name="T1">gamma</text:span> of the wire can be determined from the formula <text:span text:style-name="T1">gamma = ( 4 F l )/( pi d^2 e )</text:span> , given that the applied tension, <text:span text:style-name="T1">F = 500 N, the</text:span> length of the loaded wire, <text:s/><text:span text:style-name="T1">l</text:span>=3 m, the diameter of the wire, d =1 mm, the extension of the wire, e = 5 mm and the error<text:span text:style-name="T1">s</text:span> associated with these quantities are 0.5 N, 2 mm, 0.01 mm and 0.1 mm respectively. </text:p>
      <text:p text:style-name="P1"/>
      <text:p text:style-name="P1"><text:span text:style-name="T1">S</text:span>tate the law of dimensional analysis. </text:p>
      <text:p text:style-name="P1"/>
      <text:p text:style-name="P1">If the speed V of the transverse wave along a wire of tension, <text:span text:style-name="T1">T</text:span> and mass, m is given by, <text:span text:style-name="T1">V = sqrt{ T / m }</text:span> . <text:s/>Apply dimensional analysis to check whether the given expression is correct or not. <text:s/></text:p>
      <text:p text:style-name="P1"/>
      <text:p text:style-name="P1">Under what condition a passenger in a lift feels weightless? </text:p>
      <text:p text:style-name="P1"/>
      <text:p text:style-name="P1">Calculate the tension in the supporting cable of an elevator of mass 500 kg which was originally moving downwards at <text:span text:style-name="T2">4</text:span> m/s and brought to rest with constant acceleration at a distance of 20m. </text:p>
      <text:p text:style-name="P1"/>
      <text:p text:style-name="P1">The rotating blades of a hovering helicopter swept out an area of radius 2 m imparting a downward velocity of 8 m/s of the air displaced. Find the mass of a helicopter. </text:p>
      <text:p text:style-name="P1"/>
      <text:p text:style-name="P1">Compute the mass of water striking the wall per second when a jet of water with a velocity of <text:span text:style-name="T2">5 </text:span>m/s and cross-sectional area of 3x10<text:span text:style-name="T2">^{-2} m^2 </text:span>strikes the wall at right angle losing its velocity to zero. </text:p>
      <text:p text:style-name="P1"/>
      <text:p text:style-name="P1">How does projectile motion differ from uniform circular motion? </text:p>
      <text:p text:style-name="P1"/>
      <text:p text:style-name="P1">A rifle shoots a bullet with a muzzle velocity of 1000 m/s at a small target 200 m away. How high above the target must the rifle be aimed so that the bullet will hit the target? </text:p>
      <text:p text:style-name="P1"><text:span text:style-name="T2">(i) </text:span>Where does the object strike the ground when thrown horizontally with a velocity of 15m/s from the top of a 40m high building? </text:p>
      <text:p text:style-name="P1"><text:span text:style-name="T2">(ii) </text:span>Find the speed of travel when a man jumps a maximum horizontal distance of <text:span text:style-name="T2">1 m </text:span>spending a minimum time on the ground.</text:p>
      <text:p text:style-name="P1"/>
      <text:p text:style-name="P1">What is meant by the following terms as used in simple harmonic motion (S.H.M)?</text:p>
      <text:p text:style-name="P1"><text:span text:style-name="T2">(i) </text:span>Periodic motion. </text:p>
      <text:p text:style-name="P1"><text:span text:style-name="T2">(ii) </text:span>Oscillatory motion. </text:p>
      <text:p text:style-name="P1"/>
      <text:p text:style-name="P1">List four important properties of a particle executing simple harmonic motion (S.H.M). </text:p>
      <text:p text:style-name="P1"/>
      <text:p text:style-name="P1">Sketch a labeled graph that represents the total energy of a particle executing simple harmonic motion (S.H.M). </text:p>
      <text:p text:style-name="P1"/>
      <text:p text:style-name="P1">The periodic time of a body executing S.H.M is 4 seconds. How much time interval from time, t = 0 will its displacement be half its amplitude? </text:p>
      <text:p text:style-name="P1"/>
      <text:p text:style-name="P1">A satellite of mass 600kg is in a circular orbit at a height 2x10<text:span text:style-name="T2">^6 </text:span>km above the earth’s surface. Determine the:</text:p>
      <text:p text:style-name="P2"><text:span text:style-name="T2">(i) </text:span>Orbital speed. </text:p>
      <text:p text:style-name="P2"><text:soft-page-break/><text:span text:style-name="T2">(ii) </text:span>Gravitational potential energy. </text:p>
      <text:p text:style-name="P1"/>
      <text:p text:style-name="P1">What would happen if gravity suddenly disappears? <text:s/></text:p>
      <text:p text:style-name="P1"/>
      <text:p text:style-name="P1">Two base of a mountain are at sea level where the gravitational field strength is 9.81 N/kg . If the value of gravitational field at the top of the mountain is 9.7 N/kg, calculate the height of the mountain above the sea level. </text:p>
      <text:p text:style-name="P1"/>
      <text:p text:style-name="P1">Why is flywheel designed such that most of its mass is concentrated at the rim? Briefly explain. </text:p>
      <text:p text:style-name="P1"/>
      <text:p text:style-name="P1">Estimate the couple that will bring the wheel to rest in 1<text:span text:style-name="T2">0 </text:span>seconds when a grinding wheel of radius 40 cm and mass 3 kg is rotating at 3600 revolutions</text:p>
      <text:p text:style-name="P1">per minute. </text:p>
      <text:p text:style-name="P1"/>
      <text:p text:style-name="P1">Why an ice skater rotates at relatively low speed when stretches her arms and a leg outward? </text:p>
      <text:p text:style-name="P1"/>
      <text:p text:style-name="P1">Calculate the moment of inertia of a sphere about an axis which is a tangent to its surface given that the mass and radius of the sphere are 10 kg and 0.2 m respectively. </text:p>
      <text:p text:style-name="P3"/>
      <text:p text:style-name="P1">Which type of thermometer is most suitable for calibration of other thermometers? </text:p>
      <text:p text:style-name="P1"/>
      <text:p text:style-name="P1">Why at least two fixed points are required to define a temperature scale?</text:p>
      <text:p text:style-name="P1"/>
      <text:p text:style-name="P1">List two qualities which makes a particular property suitable for use in practical thermometers. </text:p>
      <text:p text:style-name="P1"/>
      <text:p text:style-name="P1">Describe how mercury in glass thermometer could be made sensitive.</text:p>
      <text:p text:style-name="P1"/>
      <text:p text:style-name="P1">What is meant by triple point of water? </text:p>
      <text:p text:style-name="P1"/>
      <text:p text:style-name="P1">Evaluate the temperature in Kelvin if the pressure recorded by a constant volume gas thermometer is 6.8x10<text:span text:style-name="T3">^4 N m^{-2} </text:span>given that the pressure at triple point 273.16 K is 4.6x10<text:span text:style-name="T3">^4</text:span> N <text:span text:style-name="T3">m^{-2} .</text:span></text:p>
      <text:p text:style-name="P1"/>
      <text:p text:style-name="P1">One gram of water becomes 1671 cm<text:span text:style-name="T3">^3</text:span> of steam at a pressure of 1 atmosphere. If the latent heat of vaporization at this pressure is 2256 J/g, determine the:</text:p>
      <text:p text:style-name="P1"><text:span text:style-name="T3">(i) </text:span>external work done. </text:p>
      <text:p text:style-name="P1"><text:span text:style-name="T3">(ii) </text:span>increase in internal energy </text:p>
      <text:p text:style-name="P1"/>
      <text:p text:style-name="P1">Why during emission of radiations from black body its temperature does not <text:s/>reach zero Kelvin? </text:p>
      <text:p text:style-name="P1"/>
      <text:p text:style-name="P1">A black ball of radius <text:span text:style-name="T3">1 </text:span>m is maintained at a temperature of 30 <text:span text:style-name="T3">degrees </text:span>C . How much <text:s/>heat is radiated by the ball in 4 seconds? </text:p>
      <text:p text:style-name="P1"/>
      <text:p text:style-name="P1">What do you understand by the term node as applied to electric circuit?</text:p>
      <text:p text:style-name="P1"/>
      <text:p text:style-name="P1">Outline three important points which are usually referred as sign convection in <text:s/>solving Kirchhoff’s second law problems. </text:p>
      <text:p text:style-name="P1"/>
      <text:p text:style-name="P1">How is ohmic conductor differ from non-ohmic conductor? Give one example in each case. </text:p>
      <text:p text:style-name="P1"/>
      <text:p text:style-name="P1"><text:soft-page-break/>Study <text:span text:style-name="T3">the Figure below</text:span> then find the reading on the high resistance voltmeter, V.</text:p>
      <text:p text:style-name="P4">### insert Figure here ###</text:p>
      <text:p text:style-name="P1"/>
      <text:p text:style-name="P1">Why the emf of a cell is sometimes called a special terminal potential difference? </text:p>
      <text:p text:style-name="P1"/>
      <text:p text:style-name="P1">Calculate the current flowing in the circuit when three similar cells each of emf 1.5 V and internal resistance 0.3 <text:span text:style-name="T3">ohms </text:span>are connected in parallel across a 2 <text:span text:style-name="T3">ohms </text:span>resistor. </text:p>
      <text:p text:style-name="P1"/>
      <text:p text:style-name="P5">Mention four types of energy losses suffered by a transformer. <text:s/></text:p>
      <text:p text:style-name="P5"/>
      <text:p text:style-name="P5">Why choke coil is preferred over resistance to control alternating current?</text:p>
      <text:p text:style-name="P1"/>
      <text:p text:style-name="P1">Identify two difficulties which would arise when two straight wires are used to transmit electricity direct from the source to the city station. </text:p>
      <text:p text:style-name="P1"/>
      <text:p text:style-name="P1">Explain what could be done to light a 30 V bulb from a 220 volt A.C supply?</text:p>
      <text:p text:style-name="P1"/>
      <text:p text:style-name="P1">A series LCR circuit with inductance, L=0.12 H , capacitance, C =480 <text:span text:style-name="T3">n</text:span>F and resistance, R=23 <text:span text:style-name="T3">ohms</text:span> is connected to a 230 V variable frequency supply. Determine the:</text:p>
      <text:p text:style-name="P1"><text:span text:style-name="T3">(i) </text:span>Maximum current flowing in the circuit. </text:p>
      <text:p text:style-name="P1"><text:span text:style-name="T3">(ii) </text:span>Source frequency for which the current is maximum. </text:p>
      <text:p text:style-name="P1"/>
      <text:p text:style-name="P1">List two chief properties of semiconductors. </text:p>
      <text:p text:style-name="P1"/>
      <text:p text:style-name="P1">Why is it easier to establish the current in a semiconductor than in an insulator?</text:p>
      <text:p text:style-name="P1"/>
      <text:p text:style-name="P1">State a condition that could be employed to make an insulator conduct some electricity. </text:p>
      <text:p text:style-name="P1"/>
      <text:p text:style-name="P1">Distinguish between conductors and semiconductors on the basis of their energy band structures. </text:p>
      <text:p text:style-name="P1"/>
      <text:p text:style-name="P1">What is meant by depletion layer as used in pn -junction device? </text:p>
      <text:p text:style-name="P1"/>
      <text:p text:style-name="P1">Describe the effect of applying a reverse bias to the junction diode. </text:p>
      <text:p text:style-name="P1"/>
      <text:p text:style-name="P1">Sketch the graph of transfer characteristic of a transistor. </text:p>
      <text:p text:style-name="P1">State the significance of the slope from the graph <text:span text:style-name="T3">above.</text:span></text:p>
      <text:p text:style-name="P1"/>
      <text:p text:style-name="P1">What is the basic condition for a transistor to operate properly as an amplifier? </text:p>
      <text:p text:style-name="P1"/>
      <text:p text:style-name="P1">Briefly explain how a junction transistor can be connected to act as a current operated device. </text:p>
      <text:p text:style-name="P1"/>
      <text:p text:style-name="P1">Why the magnitude of output frequency of a full wave rectifier is twice the input frequency? </text:p>
      <text:p text:style-name="P1"/>
      <text:p text:style-name="P1">Draw a simple basic transistor switching circuit diagram. </text:p>
      <text:p text:style-name="P1"/>
      <text:p text:style-name="P1">What is meant by a logic gate? </text:p>
      <text:p text:style-name="P1"/>
      <text:p text:style-name="P1">List three basic logic gates that make up all digital circuits. </text:p>
      <text:p text:style-name="P1"/>
      <text:p text:style-name="P1"><text:soft-page-break/>Study <text:span text:style-name="T3">the Figure below </text:span>then answer the questions that follow.</text:p>
      <text:p text:style-name="P4">### Insert Figure here ###</text:p>
      <text:p text:style-name="P1"><text:span text:style-name="T3">(i) </text:span>Identify the logic gates marked R and S .</text:p>
      <text:p text:style-name="P1"><text:span text:style-name="T3">(ii) </text:span>Write down the output at s , such that when P = <text:span text:style-name="T3">1</text:span> , Q = 1 and when P = <text:span text:style-name="T3">0 </text:span>, <text:s/>Q=0 .</text:p>
      <text:p text:style-name="P1"/>
      <text:p text:style-name="P1">Obtain the truth table for the circuit shown in <text:span text:style-name="T3">the Figure below.</text:span></text:p>
      <text:p text:style-name="P4">### Insert Figure here ###</text:p>
      <text:p text:style-name="P1"/>
      <text:p text:style-name="P1">What is meant by solar constant? </text:p>
      <text:p text:style-name="P1"/>
      <text:p text:style-name="P1">List two factors on which the solar constant depends. </text:p>
      <text:p text:style-name="P1"/>
      <text:p text:style-name="P1">Give two advantages of photovoltaic system. </text:p>
      <text:p text:style-name="P1"/>
      <text:p text:style-name="P1">Briefly explain how photovoltaic cells work. </text:p>
      <text:p text:style-name="P1"/>
      <text:p text:style-name="P1">Estimate the maximum power available from 10 <text:span text:style-name="T3">m^2</text:span> of solar panels. <text:s/>Calculate the volume of water per second which must pass through if the inlet and outlet temperature of the panels are at 10 <text:span text:style-name="T3">degrees </text:span>C and 60 <text:span text:style-name="T3">degrees </text:span>C respectively. (Assume the wave carries away energy at the same rate as the maximum power available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2:49:11.727851010</dc:date>
    <meta:editing-duration>PT18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79" meta:word-count="1305" meta:character-count="7315" meta:non-whitespace-character-count="6025"/>
  </office:meta>
</office:document-meta>
</file>